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31_09-21-07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4 E-139-34-49.71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9-12-31_10-04-01_000.jpg</text:p>
          </table:table-cell>
          <table:table-cell table:style-name="ce16" office:value-type="string">
            <text:p>:m music / log / gt / || s.1:fs-1,R=1 || s.2:fs-2,R=2 || s.3:f-96,r,patt-1(1),id=38535,score+ || s.4:f-96,r,patt-1(1)-3.n,score~,R=3</text:p>
          </table:table-cell>
          <table:table-cell table:style-name="ce3"/>
          <table:table-cell table:style-name="ce3"/>
          <table:table-cell table:style-name="ce3" office:value-type="string">
            <text:p>N-35-35-28.3 E-139-34-49.49</text:p>
          </table:table-cell>
          <table:table-cell table:style-name="ce29" table:formula="of:=IF([.E3]=&quot;&quot;;[.C3];CONCATENATE([.C3];&quot; / &quot;;[.E3]))" office:value-type="string" office:string-value=":m music / log / gt / || s.1:fs-1,R=1 || s.2:fs-2,R=2 || s.3:f-96,r,patt-1(1),id=38535,score+ || s.4:f-96,r,patt-1(1)-3.n,score~,R=3">
            <text:p>:m music / log / gt / || s.1:fs-1,R=1 || s.2:fs-2,R=2 || s.3:f-96,r,patt-1(1),id=38535,score+ || s.4:f-96,r,patt-1(1)-3.n,score~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31_10-50-59_000.jpg</text:p>
          </table:table-cell>
          <table:table-cell table:style-name="ce15" office:value-type="string">
            <text:p>:m 食べた物</text:p>
          </table:table-cell>
          <table:table-cell table:style-name="ce28"/>
          <table:table-cell table:style-name="ce3"/>
          <table:table-cell table:style-name="ce3" office:value-type="string">
            <text:p>N-35-35-28.35 E-139-34-49.71</text:p>
          </table:table-cell>
          <table:table-cell table:style-name="ce2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31_13-07-31_000.jpg</text:p>
          </table:table-cell>
          <table:table-cell table:style-name="ce16" office:value-type="string">
            <text:p>:m 1-2*3 RES / 245 / 『古典場から量子場への道』　高橋康 / p.112</text:p>
          </table:table-cell>
          <table:table-cell table:style-name="ce20"/>
          <table:table-cell table:style-name="ce3"/>
          <table:table-cell table:style-name="ce3" office:value-type="string">
            <text:p>N-35-35-28.4 E-139-34-49.82</text:p>
          </table:table-cell>
          <table:table-cell table:style-name="ce29" table:formula="of:=IF([.E5]=&quot;&quot;;[.C5];CONCATENATE([.C5];&quot; / &quot;;[.E5]))" office:value-type="string" office:string-value=":m 1-2*3 RES / 245 / 『古典場から量子場への道』　高橋康 / p.112">
            <text:p>:m 1-2*3 RES / 245 / 『古典場から量子場への道』　高橋康 / p.11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31_13-07-54_000.jpg</text:p>
          </table:table-cell>
          <table:table-cell table:style-name="ce16" office:value-type="string">
            <text:p>:m 3*3 RES / 245 / 『古典場から量子場への道』　高橋康 / p.112</text:p>
          </table:table-cell>
          <table:table-cell table:style-name="ce20"/>
          <table:table-cell table:style-name="ce3"/>
          <table:table-cell table:style-name="ce3" office:value-type="string">
            <text:p>N-35-35-28.79 E-139-34-49.11</text:p>
          </table:table-cell>
          <table:table-cell table:style-name="ce29" table:formula="of:=IF([.E6]=&quot;&quot;;[.C6];CONCATENATE([.C6];&quot; / &quot;;[.E6]))" office:value-type="string" office:string-value=":m 3*3 RES / 245 / 『古典場から量子場への道』　高橋康 / p.112">
            <text:p>:m 3*3 RES / 245 / 『古典場から量子場への道』　高橋康 / p.11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31_13-48-13_000.jpg</text:p>
          </table:table-cell>
          <table:table-cell table:style-name="ce15" office:value-type="string">
            <text:p>:m RES 1*1 / free# JVEMV6 37#21_1 / 37. miscs of miscs / 21. math&amp;physics</text:p>
          </table:table-cell>
          <table:table-cell table:style-name="ce13"/>
          <table:table-cell table:style-name="ce3"/>
          <table:table-cell table:style-name="ce3" office:value-type="string">
            <text:p>N-35-35-28.34 E-139-34-49.6</text:p>
          </table:table-cell>
          <table:table-cell table:style-name="ce29" table:formula="of:=IF([.E7]=&quot;&quot;;[.C7];CONCATENATE([.C7];&quot; / &quot;;[.E7]))" office:value-type="string" office:string-value=":m RES 1*1 / free# JVEMV6 37#21_1 / 37. miscs of miscs / 21. math&amp;physics">
            <text:p>:m RES 1*1 / free# JVEMV6 37#21_1 / 37. miscs of miscs / 21. math&amp;physics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31_18-48-29_000.jpg</text:p>
          </table:table-cell>
          <table:table-cell table:style-name="ce16" office:value-type="string">
            <text:p>:m music / log / gt / memos-eigen / f-96 / p.1</text:p>
          </table:table-cell>
          <table:table-cell table:style-name="ce15"/>
          <table:table-cell table:style-name="ce3"/>
          <table:table-cell table:style-name="ce3" office:value-type="string">
            <text:p>N-35-35-28.79 E-139-34-48.89</text:p>
          </table:table-cell>
          <table:table-cell table:style-name="ce29" table:formula="of:=IF([.E8]=&quot;&quot;;[.C8];CONCATENATE([.C8];&quot; / &quot;;[.E8]))" office:value-type="string" office:string-value=":m music / log / gt / memos-eigen / f-96 / p.1">
            <text:p>:m music / log / gt / memos-eigen / f-96 / p.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19-12-31_18-48-57_000.jpg</text:p>
          </table:table-cell>
          <table:table-cell table:style-name="ce16" office:value-type="string">
            <text:p>:m music / log / gt / || s.1:f-96,r,patt-1(2),eigen+ || s.2:fs-1,i.f.=f-96;patt-1(2),R=1 || s.3:prev.fs-2,file=2019-1230-2,R=2</text:p>
          </table:table-cell>
          <table:table-cell table:style-name="ce16"/>
          <table:table-cell table:style-name="ce3"/>
          <table:table-cell table:style-name="ce3" office:value-type="string">
            <text:p>N-35-35-28.85 E-139-34-49.27</text:p>
          </table:table-cell>
          <table:table-cell table:style-name="ce29" table:formula="of:=IF([.E9]=&quot;&quot;;[.C9];CONCATENATE([.C9];&quot; / &quot;;[.E9]))" office:value-type="string" office:string-value=":m music / log / gt / || s.1:f-96,r,patt-1(2),eigen+ || s.2:fs-1,i.f.=f-96;patt-1(2),R=1 || s.3:prev.fs-2,file=2019-1230-2,R=2">
            <text:p>:m music / log / gt / || s.1:f-96,r,patt-1(2),eigen+ || s.2:fs-1,i.f.=f-96;patt-1(2),R=1 || s.3:prev.fs-2,file=2019-1230-2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31_21-02-03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38 E-139-34-49.71</text:p>
          </table:table-cell>
          <table:table-cell table:style-name="ce2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01_01-18-48_000.jpg</text:p>
          </table:table-cell>
          <table:table-cell table:style-name="ce15" office:value-type="string">
            <text:p>:m other / log / 寝る前　ウェブ閲覧　記録 / 就寝前の、動画閲覧</text:p>
          </table:table-cell>
          <table:table-cell table:style-name="ce15"/>
          <table:table-cell table:style-name="ce3"/>
          <table:table-cell table:style-name="ce3" office:value-type="string">
            <text:p>N-35-35-28.57 E-139-34-49.76</text:p>
          </table:table-cell>
          <table:table-cell table:style-name="ce29" table:formula="of:=IF([.E11]=&quot;&quot;;[.C11];CONCATENATE([.C11];&quot; / &quot;;[.E11]))" office:value-type="string" office:string-value=":m other / log / 寝る前　ウェブ閲覧　記録 / 就寝前の、動画閲覧">
            <text:p>:m other / log / 寝る前　ウェブ閲覧　記録 / 就寝前の、動画閲覧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1_01-27-06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8.33 E-139-34-49.71</text:p>
          </table:table-cell>
          <table:table-cell table:style-name="ce29"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01_05-59-11_000.jpg</text:p>
          </table:table-cell>
          <table:table-cell table:style-name="ce16" office:value-type="string">
            <text:p>:m :PHOTO 起きた時刻 / 2019 / 二度寝する</text:p>
          </table:table-cell>
          <table:table-cell table:style-name="ce15"/>
          <table:table-cell table:style-name="ce3"/>
          <table:table-cell table:style-name="ce3" office:value-type="string">
            <text:p>N-35-35-28.3 E-139-34-49.0</text:p>
          </table:table-cell>
          <table:table-cell table:style-name="ce29" table:formula="of:=IF([.E13]=&quot;&quot;;[.C13];CONCATENATE([.C13];&quot; / &quot;;[.E13]))" office:value-type="string" office:string-value=":m :PHOTO 起きた時刻 / 2019 / 二度寝する">
            <text:p>:m :PHOTO 起きた時刻 / 2019 / 二度寝す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1_11-08-22_000.jpg</text:p>
          </table:table-cell>
          <table:table-cell table:style-name="ce16" office:value-type="string">
            <text:p>:m :PHOTO 起きた時刻 / 2019</text:p>
          </table:table-cell>
          <table:table-cell table:style-name="ce20"/>
          <table:table-cell table:style-name="ce3"/>
          <table:table-cell table:style-name="ce3" office:value-type="string">
            <text:p>N-35-35-28.74 E-139-34-50.2</text:p>
          </table:table-cell>
          <table:table-cell table:style-name="ce29" table:formula="of:=IF([.E14]=&quot;&quot;;[.C14];CONCATENATE([.C14];&quot; / &quot;;[.E14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30_14-39-39_000.m4a</text:p>
          </table:table-cell>
          <table:table-cell table:style-name="ce6" office:value-type="string">
            <text:p>:VOICE-MEMO / @自宅 / 思ったこと / 山本七平さんの『勤勉の哲学』、比喩として、端を結んでいない糸で縫っていく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思ったこと / 山本七平さんの『勤勉の哲学』、比喩として、端を結んでいない糸で縫っていく">
            <text:p>:VOICE-MEMO / @自宅 / 思ったこと / 山本七平さんの『勤勉の哲学』、比喩として、端を結んでいない糸で縫っていく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30_14-57-42_000.m4a</text:p>
          </table:table-cell>
          <table:table-cell table:style-name="ce6" office:value-type="string">
            <text:p>:VOICE-MEMO / @自宅 / 思ったこと / 山本七平さんの『勤勉の哲学』、思想の系譜を無視して民主主義がどうのと言っても、人は受け入れない、小室直樹さん、それは理にかなってない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思ったこと / 山本七平さんの『勤勉の哲学』、思想の系譜を無視して民主主義がどうのと言っても、人は受け入れない、小室直樹さん、それは理にかなってない">
            <text:p>:VOICE-MEMO / @自宅 / 思ったこと / 山本七平さんの『勤勉の哲学』、思想の系譜を無視して民主主義がどうのと言っても、人は受け入れない、小室直樹さん、それは理にかなってない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30_17-29-00_000.m4a</text:p>
          </table:table-cell>
          <table:table-cell table:style-name="ce16" office:value-type="string">
            <text:p>:VOICE-MEMO / @自宅 / idea / research / 仏教でいう「三千世界」を記述するのに、数学を使う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idea / research / 仏教でいう「三千世界」を記述するのに、数学を使う">
            <text:p>:VOICE-MEMO / @自宅 / idea / research / 仏教でいう「三千世界」を記述するのに、数学を使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30_22-00-42_000.m4a</text:p>
          </table:table-cell>
          <table:table-cell table:style-name="ce16" office:value-type="string">
            <text:p>:VOICE-MEMO / @自宅 / gt,guitar / 次回やること / 演奏中に見るメモの書き方、工夫する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gt,guitar / 次回やること / 演奏中に見るメモの書き方、工夫する">
            <text:p>:VOICE-MEMO / @自宅 / gt,guitar / 次回やること / 演奏中に見るメモの書き方、工夫す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31_00-42-54_000.m4a</text:p>
          </table:table-cell>
          <table:table-cell table:style-name="ce6" office:value-type="string">
            <text:p>:VOICE-MEMO / @自宅 / 思ったこと / セラピーとしてのギター演奏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思ったこと / セラピーとしてのギター演奏">
            <text:p>:VOICE-MEMO / @自宅 / 思ったこと / セラピーとしてのギター演奏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31_01-04-03_000.m4a</text:p>
          </table:table-cell>
          <table:table-cell table:style-name="ce16" office:value-type="string">
            <text:p>:VOICE-MEMO / @自宅 / 記録 / 祈り / 口に出す言葉 / 夜 / 本を２時間半読んだ、他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記録 / 祈り / 口に出す言葉 / 夜 / 本を２時間半読んだ、他">
            <text:p>:VOICE-MEMO / @自宅 / 記録 / 祈り / 口に出す言葉 / 夜 / 本を２時間半読んだ、他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31_06-54-38_000.m4a</text:p>
          </table:table-cell>
          <table:table-cell table:style-name="ce6" office:value-type="string">
            <text:p>:VOICE-MEMO / @自宅 / 思ったこと / guitar,gt / 演奏する時のメモの作り方、それがネック、いくら曲を沢山つくっても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思ったこと / guitar,gt / 演奏する時のメモの作り方、それがネック、いくら曲を沢山つくっても">
            <text:p>:VOICE-MEMO / @自宅 / 思ったこと / guitar,gt / 演奏する時のメモの作り方、それがネック、いくら曲を沢山つくっても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31_08-11-29_000.m4a</text:p>
          </table:table-cell>
          <table:table-cell table:style-name="ce6" office:value-type="string">
            <text:p>:VOICE-MEMO / @自宅 / 思ったこと / 「三方よし」では、足りない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思ったこと / 「三方よし」では、足りない">
            <text:p>:VOICE-MEMO / @自宅 / 思ったこと / 「三方よし」では、足りな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31_09-32-12_000.m4a</text:p>
          </table:table-cell>
          <table:table-cell table:style-name="ce6" office:value-type="string">
            <text:p>:VOICE-MEMO / @自宅 / 思ったこと / なぜ起きるのか、誰に会う予定もない、しかし、自分んために生きる、あの時裏切ってしまったところの自分のために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思ったこと / なぜ起きるのか、誰に会う予定もない、しかし、自分んために生きる、あの時裏切ってしまったところの自分のために">
            <text:p>:VOICE-MEMO / @自宅 / 思ったこと / なぜ起きるのか、誰に会う予定もない、しかし、自分んために生きる、あの時裏切ってしまったところの自分のために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31_10-08-20_000.m4a</text:p>
          </table:table-cell>
          <table:table-cell table:style-name="ce6" office:value-type="string">
            <text:p>:VOICE-MEMO / @自宅 / 思ったこと / 親族とのつながりはない、でも、過去の自分との繋がりは持てるんじゃないか？自分自身と繋がる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思ったこと / 親族とのつながりはない、でも、過去の自分との繋がりは持てるんじゃないか？自分自身と繋がる">
            <text:p>:VOICE-MEMO / @自宅 / 思ったこと / 親族とのつながりはない、でも、過去の自分との繋がりは持てるんじゃないか？自分自身と繋が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31_18-30-34_000.mov</text:p>
          </table:table-cell>
          <table:table-cell table:style-name="ce6" office:value-type="string">
            <text:p>:VIDEO / @自宅 / メモ / guitar,gt / 演奏、play / g-1231-1 / fs-1,i.f.=f-96;patt-1(2)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IDEO / @自宅 / メモ / guitar,gt / 演奏、play / g-1231-1 / fs-1,i.f.=f-96;patt-1(2),R=1">
            <text:p>:VIDEO / @自宅 / メモ / guitar,gt / 演奏、play / g-1231-1 / fs-1,i.f.=f-96;patt-1(2)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31_18-38-28_000.mov</text:p>
          </table:table-cell>
          <table:table-cell table:style-name="ce6" office:value-type="string">
            <text:p>:VIDEO / @自宅 / メモ / guitar,gt / 演奏、play / g-1231-2 / prev.fs-2,file=2019-1230-2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IDEO / @自宅 / メモ / guitar,gt / 演奏、play / g-1231-2 / prev.fs-2,file=2019-1230-2,R=2">
            <text:p>:VIDEO / @自宅 / メモ / guitar,gt / 演奏、play / g-1231-2 / prev.fs-2,file=2019-1230-2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01_12-27-29_000.mov</text:p>
          </table:table-cell>
          <table:table-cell table:style-name="ce6" office:value-type="string">
            <text:p>:VIDEO / @自宅 / 体操 / 朝 / 練功 / tips / 右手が吸い寄せられる感覚がある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:VIDEO / @自宅 / 体操 / 朝 / 練功 / tips / 右手が吸い寄せられる感覚がある">
            <text:p>:VIDEO / @自宅 / 体操 / 朝 / 練功 / tips / 右手が吸い寄せられる感覚があ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1">
            <text:p>3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7">
            <text:p>2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7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7];[.B27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7];[.B27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4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8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2020/01/01</text:date>, <text:time>15:2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1T15:27:50.47</dc:date>
    <dc:creator>iwabuchi ken</dc:creator>
    <meta:editing-duration>P15DT15H47M59S</meta:editing-duration>
    <meta:editing-cycles>6218</meta:editing-cycles>
    <meta:document-statistic meta:table-count="1" meta:cell-count="770" meta:object-count="0"/>
  </office:meta>
</office:document-meta>
</file>